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73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5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59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0pt" fo:text-shadow="1pt 1pt" style:text-underline-style="solid" style:text-underline-width="auto" style:text-underline-color="font-color" style:font-size-asian="20pt" style:font-size-complex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fo:text-shadow="1pt 1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8cm" svg:height="2.7cm" svg:x="3.2cm" svg:y="19.5cm">
          <text:p text:style-name="P1"><text:span text:style-name="T1">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8cm" svg:height="2.7cm" svg:x="12.4cm" svg:y="21.9cm">
          <text:p text:style-name="P1"><text:span text:style-name="T1">fa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2.7cm" svg:x="2.2cm" svg:y="6.9cm">
          <text:p text:style-name="P1"><text:span text:style-name="T1">retr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8cm" svg:height="2.7cm" svg:x="8.4cm" svg:y="7.8cm">
          <text:p text:style-name="P1"><text:span text:style-name="T1">initial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8cm" svg:height="2.7cm" svg:x="7.4cm" svg:y="14.3cm">
          <text:p text:style-name="P1"><text:span text:style-name="T1">connec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8cm" svg:height="2.7cm" svg:x="14cm" svg:y="17.2cm">
          <text:p text:style-name="P2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9.8cm" svg:y1="10.5cm" svg:x2="8.8cm" svg:y2="14.3cm" draw:start-shape="id1" draw:start-glue-point="8" draw:end-shape="id2" svg:d="m9800 10500c0 2851-1000 952-1000 3800" svg:viewBox="0 0 1001 3801">
          <text:p/>
        </draw:connector>
        <draw:connector draw:style-name="gr2" draw:text-style-name="P2" draw:layer="layout" draw:type="curve" svg:x1="4.6cm" svg:y1="19.5cm" svg:x2="3.6cm" svg:y2="9.6cm" draw:start-shape="id3" draw:start-glue-point="4" svg:d="m4600 19500c0-7800-1000-2850-1000-9900" svg:viewBox="0 0 1001 9901">
          <text:p/>
        </draw:connector>
        <draw:connector draw:style-name="gr2" draw:text-style-name="P2" draw:layer="layout" draw:type="curve" svg:x1="5cm" svg:y1="8.25cm" svg:x2="8.4cm" svg:y2="9.15cm" draw:end-shape="id1" draw:end-glue-point="6" svg:d="m5000 8250c2175 0 475 900 3400 900" svg:viewBox="0 0 3401 901">
          <text:p/>
        </draw:connector>
        <draw:connector draw:style-name="gr2" draw:text-style-name="P2" draw:layer="layout" draw:type="curve" svg:x1="9.79cm" svg:y1="16.605cm" svg:x2="14cm" svg:y2="18.55cm" draw:start-shape="id2" draw:start-glue-point="9" draw:end-shape="id4" draw:end-glue-point="6" svg:d="m9790 16605c0 1297 1403 1945 4210 1945" svg:viewBox="0 0 4211 1946">
          <text:p/>
        </draw:connector>
        <draw:connector draw:style-name="gr2" draw:text-style-name="P2" draw:layer="layout" draw:type="curve" svg:x1="5.59cm" svg:y1="21.805cm" svg:x2="12.4cm" svg:y2="23.25cm" draw:start-shape="id3" draw:start-glue-point="9" draw:end-shape="id5" draw:end-glue-point="6" svg:d="m5590 21805c0 964 2270 1445 6810 1445" svg:viewBox="0 0 6811 1446">
          <text:p/>
        </draw:connector>
        <draw:connector draw:style-name="gr2" draw:text-style-name="P2" draw:layer="layout" draw:type="curve" svg:x1="9.756cm" svg:y1="5.404cm" svg:x2="9.8cm" svg:y2="7.8cm" draw:end-shape="id1" draw:end-glue-point="4" svg:d="m9756 5404c0 1422 44 224 44 2396" svg:viewBox="0 0 45 2397">
          <text:p/>
        </draw:connector>
        <draw:connector draw:style-name="gr2" draw:text-style-name="P2" draw:layer="layout" draw:type="curve" svg:x1="8.8cm" svg:y1="17cm" svg:x2="5.59cm" svg:y2="19.895cm" draw:start-shape="id2" draw:start-glue-point="8" draw:end-shape="id3" draw:end-glue-point="11" svg:d="m8800 17000c0 1876-3210 429-3210 2895" svg:viewBox="0 0 3211 2896">
          <text:p/>
        </draw:connector>
        <draw:connector draw:style-name="gr2" draw:text-style-name="P2" draw:layer="layout" draw:type="curve" svg:x1="14.41cm" svg:y1="19.505cm" svg:x2="6cm" svg:y2="20.85cm" draw:start-shape="id4" draw:start-glue-point="7" draw:end-shape="id3" draw:end-glue-point="10" svg:d="m14410 19505c0 897-2803 1345-8410 1345" svg:viewBox="0 0 8411 1346">
          <text:p/>
        </draw:connector>
        <draw:connector draw:style-name="gr2" draw:text-style-name="P2" draw:layer="layout" draw:type="curve" svg:x1="14.089cm" svg:y1="13.725cm" svg:x2="15.4cm" svg:y2="17.2cm" draw:end-shape="id4" draw:end-glue-point="4" svg:d="m14089 13725c0 2230 1311 493 1311 3475" svg:viewBox="0 0 1312 3476">
          <text:p/>
        </draw:connector>
        <draw:frame draw:style-name="gr3" draw:text-style-name="P3" draw:layer="layout" svg:width="4.9cm" svg:height="1.433cm" svg:x="10.1cm" svg:y="5.6cm">
          <draw:text-box>
            <text:p text:style-name="P3"><text:span text:style-name="T2">A client for each remote gateway in the configuration has been created.</text:span></text:p>
          </draw:text-box>
        </draw:frame>
        <draw:frame draw:style-name="gr3" draw:text-style-name="P3" draw:layer="layout" svg:width="3cm" svg:height="1.433cm" svg:x="10cm" svg:y="11.8cm">
          <draw:text-box>
            <text:p text:style-name="P3"><text:span text:style-name="T2">Connection attemp has been initiated.</text:span></text:p>
          </draw:text-box>
        </draw:frame>
        <draw:frame draw:style-name="gr4" draw:text-style-name="P3" draw:layer="layout" svg:width="2.3cm" svg:height="1.433cm" svg:x="5.9cm" svg:y="6.667cm">
          <draw:text-box>
            <text:p text:style-name="P3"><text:span text:style-name="T2">5 second timer expired</text:span></text:p>
          </draw:text-box>
        </draw:frame>
        <draw:frame draw:style-name="gr5" draw:text-style-name="P3" draw:layer="layout" svg:width="3.6cm" svg:height="3.009cm" svg:x="4.2cm" svg:y="10.391cm">
          <draw:text-box>
            <text:p text:style-name="P3"><text:span text:style-name="T2">Non fatal error occured, EHOSTUNREACH,ECONNREFUSED,EHOSTDOWN,ETIMEDOUT,ECONNRESET</text:span></text:p>
          </draw:text-box>
        </draw:frame>
        <draw:frame draw:style-name="gr3" draw:text-style-name="P3" draw:layer="layout" svg:width="2.7cm" svg:height="1.827cm" svg:x="10.8cm" svg:y="15.9cm">
          <draw:text-box>
            <text:p text:style-name="P3"><text:span text:style-name="T2">Connection accepted by remote gateway</text:span></text:p>
          </draw:text-box>
        </draw:frame>
        <draw:frame draw:style-name="gr3" draw:text-style-name="P3" draw:layer="layout" svg:width="3.316cm" svg:height="3.797cm" svg:x="15.9cm" svg:y="12.803cm">
          <draw:text-box>
            <text:p text:style-name="P3"><text:span text:style-name="T2">Create and start client from listening thread when connection request arrives from remote gateway. See Master state machine.</text:span></text:p>
          </draw:text-box>
        </draw:frame>
        <draw:frame draw:style-name="gr6" draw:text-style-name="P3" draw:layer="layout" svg:width="3.6cm" svg:height="0.7cm" svg:x="6.7cm" svg:y="23.6cm">
          <draw:text-box>
            <text:p text:style-name="P3"><text:span text:style-name="T2">Fatal error occured</text:span></text:p>
          </draw:text-box>
        </draw:frame>
        <draw:frame draw:style-name="gr6" draw:text-style-name="P3" draw:layer="layout" svg:width="3.6cm" svg:height="0.7cm" svg:x="7.4cm" svg:y="19.7cm">
          <draw:text-box>
            <text:p text:style-name="P3"><text:span text:style-name="T2">Any error occured</text:span></text:p>
          </draw:text-box>
        </draw:frame>
        <draw:frame draw:style-name="gr6" draw:text-style-name="P3" draw:layer="layout" svg:width="2.3cm" svg:height="1.039cm" svg:x="5.6cm" svg:y="16.861cm">
          <draw:text-box>
            <text:p text:style-name="P3"><text:span text:style-name="T2">Any error occured</text:span></text:p>
          </draw:text-box>
        </draw:frame>
        <draw:frame draw:style-name="gr7" draw:text-style-name="P4" draw:layer="layout" svg:width="7.805cm" svg:height="1.038cm" svg:x="5.895cm" svg:y="2.3cm">
          <draw:text-box>
            <text:p><text:span text:style-name="T3">Client <text:s/>– State machine</text:span></text:p>
          </draw:text-box>
        </draw:frame>
        <draw:connector draw:style-name="gr2" draw:text-style-name="P2" draw:layer="layout" draw:type="curve" draw:line-skew="0.71cm 0.331cm" svg:x1="16.8cm" svg:y1="18.55cm" svg:x2="15.4cm" svg:y2="19.9cm" draw:start-shape="id4" draw:start-glue-point="10" draw:end-shape="id4" draw:end-glue-point="8" svg:d="m16800 18550c1818 0 1516 1092 711 1742s-2111 857-2111-392" svg:viewBox="0 0 2746 2261">
          <text:p/>
        </draw:connector>
        <draw:frame draw:style-name="gr3" draw:text-style-name="P3" draw:layer="layout" svg:width="3.316cm" svg:height="1.827cm" svg:x="16.4cm" svg:y="21.073cm">
          <draw:text-box>
            <text:p text:style-name="P3"><text:span text:style-name="T2">Messages arrives and writing messages is possible.</text:span></text:p>
          </draw:text-box>
        </draw:frame>
      </draw:page>
      <draw:page draw:name="page2" draw:style-name="dp1" draw:master-page-name="Default">
        <draw:custom-shape draw:style-name="gr8" draw:text-style-name="P1" xml:id="id8" draw:id="id8" draw:layer="Layout" svg:width="2.8cm" svg:height="2.7cm" svg:x="4.3cm" svg:y="17.2cm">
          <text:p text:style-name="P1"><text:span text:style-name="T1">fai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2.8cm" svg:height="2.7cm" svg:x="12.8cm" svg:y="21.8cm">
          <text:p text:style-name="P1"><text:span text:style-name="T1">fa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2.8cm" svg:height="2.7cm" svg:x="8.8cm" svg:y="7.7cm">
          <text:p text:style-name="P1"><text:span text:style-name="T1">initial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2.8cm" svg:height="2.7cm" svg:x="8.8cm" svg:y="13.9cm">
          <text:p text:style-name="P5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2cm" svg:y1="10.4cm" svg:x2="10.2cm" svg:y2="13.9cm" draw:start-shape="id6" draw:start-glue-point="8" draw:end-shape="id7" draw:end-glue-point="4" svg:d="m10200 10400v3500" svg:viewBox="0 0 1 3501">
          <text:p/>
        </draw:connector>
        <draw:connector draw:style-name="gr2" draw:text-style-name="P2" draw:layer="layout" draw:type="curve" svg:x1="5.7cm" svg:y1="17.2cm" svg:x2="8.8cm" svg:y2="15.25cm" draw:start-shape="id8" draw:start-glue-point="4" draw:end-shape="id7" draw:end-glue-point="6" svg:d="m5700 17200c0-1300 1033-1950 3100-1950" svg:viewBox="0 0 3101 1951">
          <text:p/>
        </draw:connector>
        <draw:connector draw:style-name="gr2" draw:text-style-name="P2" draw:layer="layout" draw:type="curve" svg:x1="11.6cm" svg:y1="9.05cm" svg:x2="14.2cm" svg:y2="21.8cm" draw:start-shape="id6" draw:start-glue-point="10" draw:end-shape="id9" draw:end-glue-point="4" svg:d="m11600 9050c1734 0 2600 4250 2600 12750" svg:viewBox="0 0 2601 12751">
          <text:p/>
        </draw:connector>
        <draw:connector draw:style-name="gr2" draw:text-style-name="P2" draw:layer="layout" draw:type="curve" svg:x1="5.7cm" svg:y1="19.9cm" svg:x2="12.8cm" svg:y2="23.15cm" draw:start-shape="id8" draw:start-glue-point="8" draw:end-shape="id9" draw:end-glue-point="6" svg:d="m5700 19900c0 2167 2366 3250 7100 3250" svg:viewBox="0 0 7101 3251">
          <text:p/>
        </draw:connector>
        <draw:connector draw:style-name="gr2" draw:text-style-name="P2" draw:layer="layout" draw:type="curve" svg:x1="10.156cm" svg:y1="5.304cm" svg:x2="10.2cm" svg:y2="7.7cm" draw:end-shape="id6" draw:end-glue-point="4" svg:d="m10156 5304c0 1422 44 224 44 2396" svg:viewBox="0 0 45 2397">
          <text:p/>
        </draw:connector>
        <draw:connector draw:style-name="gr2" draw:text-style-name="P2" draw:layer="layout" draw:type="curve" svg:x1="10.2cm" svg:y1="16.6cm" svg:x2="7.1cm" svg:y2="18.55cm" draw:start-shape="id7" draw:start-glue-point="8" draw:end-shape="id8" draw:end-glue-point="10" svg:d="m10200 16600c0 1300-1033 1950-3100 1950" svg:viewBox="0 0 3101 1951">
          <text:p/>
        </draw:connector>
        <draw:frame draw:style-name="gr4" draw:text-style-name="P3" draw:layer="layout" svg:width="3.3cm" svg:height="1.123cm" svg:x="6.7cm" svg:y="11.177cm">
          <draw:text-box>
            <text:p text:style-name="P3"><text:span text:style-name="T2">Bind and listening succeded.</text:span></text:p>
          </draw:text-box>
        </draw:frame>
        <draw:frame draw:style-name="gr9" draw:text-style-name="P3" draw:layer="layout" svg:width="3.6cm" svg:height="1.109cm" svg:x="2.5cm" svg:y="14.6cm">
          <draw:text-box>
            <text:p text:style-name="P3"><text:span text:style-name="T2">Non fatal error occured.</text:span></text:p>
          </draw:text-box>
        </draw:frame>
        <draw:frame draw:style-name="gr3" draw:text-style-name="P3" draw:layer="layout" svg:width="2.7cm" svg:height="1.039cm" svg:x="10.6cm" svg:y="5.2cm">
          <draw:text-box>
            <text:p text:style-name="P3"><text:span text:style-name="T2">Master started</text:span></text:p>
          </draw:text-box>
        </draw:frame>
        <draw:frame draw:style-name="gr6" draw:text-style-name="P3" draw:layer="layout" svg:width="3.6cm" svg:height="0.7cm" svg:x="7.5cm" svg:y="21.4cm">
          <draw:text-box>
            <text:p text:style-name="P3"><text:span text:style-name="T2">Fatal erro occured</text:span></text:p>
          </draw:text-box>
        </draw:frame>
        <draw:frame draw:style-name="gr6" draw:text-style-name="P3" draw:layer="layout" svg:width="3.6cm" svg:height="0.7cm" svg:x="13.4cm" svg:y="9.7cm">
          <draw:text-box>
            <text:p text:style-name="P3"><text:span text:style-name="T2">Any error occured</text:span></text:p>
          </draw:text-box>
        </draw:frame>
        <draw:frame draw:style-name="gr7" draw:text-style-name="P4" draw:layer="layout" svg:width="8.152cm" svg:height="1.038cm" svg:x="5.895cm" svg:y="2.3cm">
          <draw:text-box>
            <text:p text:style-name="P6"><text:span text:style-name="T3">Master <text:s/>– State machine</text:span></text:p>
          </draw:text-box>
        </draw:frame>
        <draw:frame draw:style-name="gr6" draw:text-style-name="P3" draw:layer="layout" svg:width="3.6cm" svg:height="0.7cm" svg:x="9.1cm" svg:y="18.5cm">
          <draw:text-box>
            <text:p text:style-name="P3"><text:span text:style-name="T2">Any error occured</text:span></text:p>
          </draw:text-box>
        </draw:frame>
        <draw:connector draw:style-name="gr2" draw:text-style-name="P2" draw:layer="layout" draw:type="curve" draw:line-skew="0cm 1.498cm" svg:x1="11.19cm" svg:y1="14.295cm" svg:x2="11.19cm" svg:y2="16.205cm" draw:start-shape="id7" draw:start-glue-point="11" draw:end-shape="id7" draw:end-glue-point="9" svg:d="m11190 14295c0-1344 2410-896 2410 955s-2410 2300-2410 955" svg:viewBox="0 0 2411 3467">
          <text:p/>
        </draw:connector>
        <draw:frame draw:style-name="gr6" draw:text-style-name="P3" draw:layer="layout" svg:width="3.6cm" svg:height="2.615cm" svg:x="15cm" svg:y="14.085cm">
          <draw:text-box>
            <text:p text:style-name="P3"><text:span text:style-name="T2">Connection requested by remote gateway. Spawn of a client to take over the handshak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5T11:25:54.547311596</meta:creation-date>
    <dc:date>2014-01-25T20:34:00.850360581</dc:date>
    <meta:editing-duration>PT5M</meta:editing-duration>
    <meta:editing-cycles>3</meta:editing-cycles>
    <meta:generator>LibreOffice/4.1.4.2$Linux_X86_64 LibreOffice_project/410$Build-2</meta:generator>
    <meta:document-statistic meta:object-count="46"/>
  </office:meta>
</office:document-meta>
</file>